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069" officeooo:paragraph-rsid="0013c069"/>
    </style:style>
    <style:style style:name="P2" style:family="paragraph" style:parent-style-name="Standard">
      <style:text-properties officeooo:rsid="00150bd2" officeooo:paragraph-rsid="00150bd2"/>
    </style:style>
    <style:style style:name="P3" style:family="paragraph" style:parent-style-name="Standard">
      <style:text-properties officeooo:rsid="00150bd2" officeooo:paragraph-rsid="001514d7"/>
    </style:style>
    <style:style style:name="P4" style:family="paragraph" style:parent-style-name="Standard">
      <style:text-properties officeooo:rsid="00150bd2" officeooo:paragraph-rsid="0016ab6d"/>
    </style:style>
    <style:style style:name="P5" style:family="paragraph" style:parent-style-name="Standard">
      <style:text-properties officeooo:rsid="00150bd2" officeooo:paragraph-rsid="0016c744"/>
    </style:style>
    <style:style style:name="P6" style:family="paragraph" style:parent-style-name="Standard">
      <style:text-properties officeooo:rsid="0016ab6d" officeooo:paragraph-rsid="0016ab6d"/>
    </style:style>
    <style:style style:name="P7" style:family="paragraph" style:parent-style-name="Standard">
      <style:text-properties officeooo:rsid="0016ab6d" officeooo:paragraph-rsid="0016c744"/>
    </style:style>
    <style:style style:name="P8" style:family="paragraph" style:parent-style-name="Standard">
      <style:text-properties officeooo:rsid="0016ab6d" officeooo:paragraph-rsid="0017ddb9"/>
    </style:style>
    <style:style style:name="P9" style:family="paragraph" style:parent-style-name="Standard">
      <style:text-properties officeooo:rsid="0016c744" officeooo:paragraph-rsid="0016c744"/>
    </style:style>
    <style:style style:name="P10" style:family="paragraph" style:parent-style-name="Standard">
      <style:text-properties officeooo:rsid="0016c744" officeooo:paragraph-rsid="0017ddb9"/>
    </style:style>
    <style:style style:name="P11" style:family="paragraph" style:parent-style-name="Standard">
      <style:text-properties officeooo:rsid="0017ddb9" officeooo:paragraph-rsid="0017ddb9"/>
    </style:style>
    <style:style style:name="T1" style:family="text">
      <style:text-properties style:text-position="super 58%"/>
    </style:style>
    <style:style style:name="T2" style:family="text">
      <style:text-properties officeooo:rsid="00150bd2"/>
    </style:style>
    <style:style style:name="T3" style:family="text">
      <style:text-properties officeooo:rsid="001514d7"/>
    </style:style>
    <style:style style:name="T4" style:family="text">
      <style:text-properties officeooo:rsid="0016ab6d"/>
    </style:style>
    <style:style style:name="T5" style:family="text">
      <style:text-properties officeooo:rsid="0016c744"/>
    </style:style>
    <style:style style:name="T6" style:family="text">
      <style:text-properties officeooo:rsid="0017ddb9"/>
    </style:style>
  </office:automatic-styles>
  <office:body>
    <office:text>
      <office:forms form:automatic-focus="false" form:apply-design-mode="false"/>
      <text:tracked-changes>
        <text:changed-region xml:id="ct94451089295152" text:id="ct94451089295152">
          <text:deletion>
            <office:change-info>
              <dc:creator>Unknown Author</dc:creator>
              <dc:date>2020-01-20T07:27:43</dc:date>
            </office:change-info>
            <text:p text:style-name="P1"/>
            <text:p text:style-name="P1"/>
          </text:deletion>
        </text:changed-region>
        <text:changed-region xml:id="ct94451089748880" text:id="ct94451089748880">
          <text:insertion>
            <office:change-info>
              <dc:creator>Unknown Author</dc:creator>
              <dc:date>2020-01-20T07:28:26</dc:date>
            </office:change-info>
          </text:insertion>
        </text:changed-region>
        <text:changed-region xml:id="ct94451094042256" text:id="ct94451094042256">
          <text:deletion>
            <office:change-info>
              <dc:creator>Unknown Author</dc:creator>
              <dc:date>2020-01-20T07:28:27</dc:date>
            </office:change-info>
            <text:p text:style-name="P10"><text:span text:style-name="T2"><text:s/><text:tab/></text:span></text:p>
          </text:deletion>
        </text:changed-region>
        <text:changed-region xml:id="ct94451090522496" text:id="ct94451090522496">
          <text:deletion>
            <office:change-info>
              <dc:creator>Unknown Author</dc:creator>
              <dc:date>2020-01-20T07:28:43</dc:date>
            </office:change-info>
            <text:p text:style-name="P2"><text:tab/></text:p>
          </text:deletion>
        </text:changed-region>
        <text:changed-region xml:id="ct94451083134416" text:id="ct94451083134416">
          <text:deletion>
            <office:change-info>
              <dc:creator>Unknown Author</dc:creator>
              <dc:date>2020-01-20T07:28:44</dc:date>
            </office:change-info>
            <text:p text:style-name="P2"><text:tab/></text:p>
          </text:deletion>
        </text:changed-region>
        <text:changed-region xml:id="ct94451094090224" text:id="ct94451094090224">
          <text:deletion>
            <office:change-info>
              <dc:creator>Unknown Author</dc:creator>
              <dc:date>2020-01-20T07:28:57</dc:date>
            </office:change-info>
            <text:p text:style-name="P3"><text:span text:style-name="T3">Quickly </text:span></text:p>
          </text:deletion>
        </text:changed-region>
        <text:changed-region xml:id="ct94451067541744" text:id="ct94451067541744">
          <text:insertion>
            <office:change-info>
              <dc:creator>Unknown Author</dc:creator>
              <dc:date>2020-01-20T07:28:58</dc:date>
            </office:change-info>
          </text:insertion>
        </text:changed-region>
        <text:changed-region xml:id="ct94451089986416" text:id="ct94451089986416">
          <text:deletion>
            <office:change-info>
              <dc:creator>Unknown Author</dc:creator>
              <dc:date>2020-01-20T07:28:59</dc:date>
            </office:change-info>
            <text:p text:style-name="P3"><text:span text:style-name="T3">p</text:span></text:p>
          </text:deletion>
        </text:changed-region>
        <text:changed-region xml:id="ct94451094314896" text:id="ct94451094314896">
          <text:deletion>
            <office:change-info>
              <dc:creator>Unknown Author</dc:creator>
              <dc:date>2020-01-20T07:28:45</dc:date>
            </office:change-info>
            <text:p text:style-name="P3"><text:span text:style-name="T3"><text:tab/></text:span></text:p>
          </text:deletion>
        </text:changed-region>
        <text:changed-region xml:id="ct94451094341808" text:id="ct94451094341808">
          <text:deletion>
            <office:change-info>
              <dc:creator>Unknown Author</dc:creator>
              <dc:date>2020-01-20T07:28:52</dc:date>
            </office:change-info>
            <text:p text:style-name="P3"><text:tab/></text:p>
          </text:deletion>
        </text:changed-region>
        <text:changed-region xml:id="ct94451090359648" text:id="ct94451090359648">
          <text:deletion>
            <office:change-info>
              <dc:creator>Unknown Author</dc:creator>
              <dc:date>2020-01-20T07:28:52</dc:date>
            </office:change-info>
            <text:p text:style-name="P3"><text:tab/></text:p>
          </text:deletion>
        </text:changed-region>
        <text:changed-region xml:id="ct94451090423808" text:id="ct94451090423808">
          <text:deletion>
            <office:change-info>
              <dc:creator>Unknown Author</dc:creator>
              <dc:date>2020-01-20T07:28:53</dc:date>
            </office:change-info>
            <text:p text:style-name="P3"><text:tab/></text:p>
          </text:deletion>
        </text:changed-region>
        <text:changed-region xml:id="ct94451089639328" text:id="ct94451089639328">
          <text:deletion>
            <office:change-info>
              <dc:creator>Unknown Author</dc:creator>
              <dc:date>2020-01-20T07:28:53</dc:date>
            </office:change-info>
            <text:p text:style-name="P3"><text:tab/></text:p>
          </text:deletion>
        </text:changed-region>
        <text:changed-region xml:id="ct94451094455392" text:id="ct94451094455392">
          <text:deletion>
            <office:change-info>
              <dc:creator>Unknown Author</dc:creator>
              <dc:date>2020-01-20T07:28:54</dc:date>
            </office:change-info>
            <text:p text:style-name="P3"><text:tab/></text:p>
          </text:deletion>
        </text:changed-region>
        <text:changed-region xml:id="ct94451094248272" text:id="ct94451094248272">
          <text:deletion>
            <office:change-info>
              <dc:creator>Unknown Author</dc:creator>
              <dc:date>2020-01-20T07:28:54</dc:date>
            </office:change-info>
            <text:p text:style-name="P3"><text:tab/></text:p>
          </text:deletion>
        </text:changed-region>
        <text:changed-region xml:id="ct94451089684880" text:id="ct94451089684880">
          <text:insertion>
            <office:change-info>
              <dc:creator>Unknown Author</dc:creator>
              <dc:date>2020-01-20T07:29:09</dc:date>
            </office:change-info>
          </text:insertion>
        </text:changed-region>
        <text:changed-region xml:id="ct94451093451264" text:id="ct94451093451264">
          <text:deletion>
            <office:change-info>
              <dc:creator>Unknown Author</dc:creator>
              <dc:date>2020-01-20T07:29:09</dc:date>
            </office:change-info>
            <text:p text:style-name="P7"><text:s/></text:p>
          </text:deletion>
        </text:changed-region>
        <text:changed-region xml:id="ct94451090262080" text:id="ct94451090262080">
          <text:deletion>
            <office:change-info>
              <dc:creator>Unknown Author</dc:creator>
              <dc:date>2020-01-20T07:24:53</dc:date>
            </office:change-info>
            <text:p text:style-name="P7">.</text:p>
            <text:p text:style-name="P7"/>
          </text:deletion>
        </text:changed-region>
        <text:changed-region xml:id="ct94451089998368" text:id="ct94451089998368">
          <text:insertion>
            <office:change-info>
              <dc:creator>Unknown Author</dc:creator>
              <dc:date>2020-01-20T07:29:30</dc:date>
            </office:change-info>
          </text:insertion>
        </text:changed-region>
        <text:changed-region xml:id="ct94451094502592" text:id="ct94451094502592">
          <text:insertion>
            <office:change-info>
              <dc:creator>Unknown Author</dc:creator>
              <dc:date>2020-01-20T07:29:31</dc:date>
            </office:change-info>
          </text:insertion>
        </text:changed-region>
        <text:changed-region xml:id="ct94451088026160" text:id="ct94451088026160">
          <text:insertion>
            <office:change-info>
              <dc:creator>Unknown Author</dc:creator>
              <dc:date>2020-01-20T07:29:32</dc:date>
            </office:change-info>
          </text:insertion>
        </text:changed-region>
        <text:changed-region xml:id="ct94451094453504" text:id="ct94451094453504">
          <text:insertion>
            <office:change-info>
              <dc:creator>Unknown Author</dc:creator>
              <dc:date>2020-01-20T07:29:33</dc:date>
            </office:change-info>
          </text:insertion>
        </text:changed-region>
        <text:changed-region xml:id="ct94451094062592" text:id="ct94451094062592">
          <text:insertion>
            <office:change-info>
              <dc:creator>Unknown Author</dc:creator>
              <dc:date>2020-01-20T07:29:33</dc:date>
            </office:change-info>
          </text:insertion>
        </text:changed-region>
        <text:changed-region xml:id="ct94451094352736" text:id="ct94451094352736">
          <text:insertion>
            <office:change-info>
              <dc:creator>Unknown Author</dc:creator>
              <dc:date>2020-01-20T07:29:34</dc:date>
            </office:change-info>
          </text:insertion>
        </text:changed-region>
        <text:changed-region xml:id="ct94451089692400" text:id="ct94451089692400">
          <text:insertion>
            <office:change-info>
              <dc:creator>Unknown Author</dc:creator>
              <dc:date>2020-01-20T07:30:01</dc:date>
            </office:change-info>
          </text:insertion>
        </text:changed-region>
        <text:changed-region xml:id="ct94451094198368" text:id="ct94451094198368">
          <text:insertion>
            <office:change-info>
              <dc:creator>Unknown Author</dc:creator>
              <dc:date>2020-01-20T07:29:34</dc:date>
            </office:change-info>
          </text:insertion>
        </text:changed-region>
        <text:changed-region xml:id="ct94451094016432" text:id="ct94451094016432">
          <text:insertion>
            <office:change-info>
              <dc:creator>Unknown Author</dc:creator>
              <dc:date>2020-01-20T07:30:26</dc:date>
            </office:change-info>
          </text:insertion>
        </text:changed-region>
        <text:changed-region xml:id="ct94451094656400" text:id="ct94451094656400">
          <text:deletion>
            <office:change-info>
              <dc:creator>Unknown Author</dc:creator>
              <dc:date>2020-01-20T07:30:44</dc:date>
            </office:change-info>
            <text:p text:style-name="P8"><text:s/>useful keyboard shortcuts</text:p>
          </text:deletion>
        </text:changed-region>
        <text:changed-region xml:id="ct94451094626064" text:id="ct94451094626064">
          <text:insertion>
            <office:change-info>
              <dc:creator>Unknown Author</dc:creator>
              <dc:date>2020-01-20T07:30:53</dc:date>
            </office:change-info>
          </text:insertion>
        </text:changed-region>
        <text:changed-region xml:id="ct94451090520496" text:id="ct94451090520496">
          <text:deletion>
            <office:change-info>
              <dc:creator>Unknown Author</dc:creator>
              <dc:date>2020-01-20T07:30:51</dc:date>
            </office:change-info>
            <text:p text:style-name="P8"><text:s/>Toggle</text:p>
          </text:deletion>
        </text:changed-region>
        <text:changed-region xml:id="ct94451071460304" text:id="ct94451071460304">
          <text:insertion>
            <office:change-info>
              <dc:creator>Unknown Author</dc:creator>
              <dc:date>2020-01-20T07:32:01</dc:date>
            </office:change-info>
          </text:insertion>
        </text:changed-region>
        <text:changed-region xml:id="ct94451090416640" text:id="ct94451090416640">
          <text:deletion>
            <office:change-info>
              <dc:creator>Unknown Author</dc:creator>
              <dc:date>2020-01-20T07:32:16</dc:date>
            </office:change-info>
            <text:p text:style-name="P11"><text:span text:style-name="T5">If </text:span></text:p>
          </text:deletion>
        </text:changed-region>
        <text:changed-region xml:id="ct94451089780032" text:id="ct94451089780032">
          <text:insertion>
            <office:change-info>
              <dc:creator>Unknown Author</dc:creator>
              <dc:date>2020-01-20T07:32:19</dc:date>
            </office:change-info>
          </text:insertion>
        </text:changed-region>
        <text:changed-region xml:id="ct94451094382944" text:id="ct94451094382944">
          <text:deletion>
            <office:change-info>
              <dc:creator>Unknown Author</dc:creator>
              <dc:date>2020-01-20T07:32:23</dc:date>
            </office:change-info>
            <text:p text:style-name="P11"><text:span text:style-name="T5"><text:s/>I would like to like to also cover </text:span></text:p>
          </text:deletion>
        </text:changed-region>
        <text:changed-region xml:id="ct94451090675232" text:id="ct94451090675232">
          <text:insertion>
            <office:change-info>
              <dc:creator>Unknown Author</dc:creator>
              <dc:date>2020-01-20T07:32:24</dc:date>
            </office:change-info>
          </text:insertion>
        </text:changed-region>
        <text:changed-region xml:id="ct94451064981120" text:id="ct94451064981120">
          <text:deletion>
            <office:change-info>
              <dc:creator>Unknown Author</dc:creator>
              <dc:date>2020-01-20T07:32:25</dc:date>
            </office:change-info>
            <text:p text:style-name="P11"><text:span text:style-name="T5">t</text:span></text:p>
          </text:deletion>
        </text:changed-region>
        <text:changed-region xml:id="ct94451094312032" text:id="ct94451094312032">
          <text:insertion>
            <office:change-info>
              <dc:creator>Unknown Author</dc:creator>
              <dc:date>2020-01-20T07:32:39</dc:date>
            </office:change-info>
          </text:insertion>
        </text:changed-region>
        <text:changed-region xml:id="ct94451089782272" text:id="ct94451089782272">
          <text:deletion>
            <office:change-info>
              <dc:creator>Unknown Author</dc:creator>
              <dc:date>2020-01-20T07:32:59</dc:date>
            </office:change-info>
            <text:p text:style-name="P11"><text:span text:style-name="T5">.</text:span></text:p>
          </text:deletion>
        </text:changed-region>
        <text:changed-region xml:id="ct94451090163856" text:id="ct94451090163856">
          <text:deletion>
            <office:change-info>
              <dc:creator>Unknown Author</dc:creator>
              <dc:date>2020-01-20T07:31:49</dc:date>
            </office:change-info>
            <text:p text:style-name="P11"/>
            <text:p text:style-name="P9"/>
            <text:p text:style-name="P9"/>
            <text:p text:style-name="P9"><text:s/></text:p>
            <text:p text:style-name="P5"/>
            <text:p text:style-name="P2"/>
            <text:p text:style-name="P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esson Plan. </text:p>
      <text:p text:style-name="P1"><text:change text:change-id="ct94451089295152"/><text:span text:style-name="T2">Date: </text:span>Thursday 23<text:span text:style-name="T1">rd</text:span> January 2020</text:p>
      <text:p text:style-name="P1"/>
      <text:p text:style-name="P1">Class:</text:p>
      <text:p text:style-name="P1"/>
      <text:p text:style-name="P2">Objectives: <text:span text:style-name="T5">Be familiar with the use of an IDE to develop and debug a program. </text:span></text:p>
      <text:p text:style-name="P2"/>
      <text:p text:style-name="P10">I. <text:span text:style-name="T2">Demonstrate the pre-IDE experience. I will write the basic Hello World program in Notepad and</text:span><text:change-start text:change-id="ct94451089748880"/></text:p>
      <text:p text:style-name="P10"><text:change-end text:change-id="ct94451089748880"/><text:change text:change-id="ct94451094042256"/><text:span text:style-name="T2">compile it via the command line. </text:span></text:p>
      <text:p text:style-name="P2"><text:change text:change-id="ct94451090522496"/><text:tab/>Talking points?</text:p>
      <text:p text:style-name="P2"><text:change text:change-id="ct94451083134416"/><text:tab/>Issues?</text:p>
      <text:p text:style-name="P2"/>
      <text:p text:style-name="P3"><text:span text:style-name="T5">II. </text:span>Demonstrate <text:span text:style-name="T3">the code file GetWordAt.C as part of CLion project. </text:span><text:change text:change-id="ct94451094090224"/><text:change-start text:change-id="ct94451067541744"/><text:span text:style-name="T3">P</text:span><text:change-end text:change-id="ct94451067541744"/><text:change text:change-id="ct94451089986416"/><text:span text:style-name="T3">oint out the obvious </text:span><text:change text:change-id="ct94451094314896"/><text:span text:style-name="T3">improvements:</text:span></text:p>
      <text:p text:style-name="P3"><text:change text:change-id="ct94451094341808"/><text:tab/><text:span text:style-name="T3">Colour coded keywords</text:span></text:p>
      <text:p text:style-name="P3"><text:change text:change-id="ct94451090359648"/><text:tab/><text:span text:style-name="T4">Auto indentation </text:span></text:p>
      <text:p text:style-name="P3"><text:change text:change-id="ct94451090423808"/><text:tab/><text:span text:style-name="T4">Auto code completion </text:span></text:p>
      <text:p text:style-name="P3"><text:change text:change-id="ct94451089639328"/><text:tab/><text:span text:style-name="T3">Project management</text:span></text:p>
      <text:p text:style-name="P3"><text:change text:change-id="ct94451094455392"/><text:tab/><text:span text:style-name="T4">Auto compile, link and run</text:span></text:p>
      <text:p text:style-name="P3"><text:change text:change-id="ct94451094248272"/><text:tab/><text:span text:style-name="T3">The various windows available</text:span></text:p>
      <text:p text:style-name="P3"/>
      <text:p text:style-name="P7"><text:span text:style-name="T5">III. </text:span>Explain the difference between syntax and logic errors. <text:span text:style-name="T5">H</text:span>ow the IDE helps with syntax <text:span text:style-name="T5">errors and the </text:span>debugger<text:change-start text:change-id="ct94451089684880"/> <text:span text:style-name="T6">helps with logic errors.</text:span><text:change-end text:change-id="ct94451089684880"/><text:change text:change-id="ct94451093451264"/><text:change text:change-id="ct94451090262080"/></text:p>
      <text:p text:style-name="P6"><text:change-start text:change-id="ct94451089998368"/><text:tab/><text:change-end text:change-id="ct94451089998368"/>Introduce the debugger. </text:p>
      <text:p text:style-name="P6"><text:change-start text:change-id="ct94451094502592"/><text:tab/><text:change-end text:change-id="ct94451094502592"/><text:tab/>Run <text:s/><text:span text:style-name="T3">GetWordAt.C </text:span>in the debugger</text:p>
      <text:p text:style-name="P6"><text:change-start text:change-id="ct94451088026160"/><text:tab/><text:change-end text:change-id="ct94451088026160"/><text:tab/>Set a breakpoint in the code</text:p>
      <text:p text:style-name="P6"><text:change-start text:change-id="ct94451094453504"/><text:tab/><text:change-end text:change-id="ct94451094453504"/><text:tab/>Step over some lines</text:p>
      <text:p text:style-name="P6"><text:change-start text:change-id="ct94451094062592"/><text:tab/><text:change-end text:change-id="ct94451094062592"/><text:tab/>Step into the function</text:p>
      <text:p text:style-name="P6"><text:change-start text:change-id="ct94451094352736"/><text:tab/><text:change-end text:change-id="ct94451094352736"/><text:tab/>Show the individual letters moving from one array to the other<text:change-start text:change-id="ct94451089692400"/></text:p>
      <text:p text:style-name="P6"><text:tab/><text:tab/><text:span text:style-name="T6">Examine the memory after the function call</text:span><text:change-end text:change-id="ct94451089692400"/></text:p>
      <text:p text:style-name="P6"><text:change-start text:change-id="ct94451094198368"/><text:tab/><text:change-end text:change-id="ct94451094198368"/><text:tab/>Step out of the debugger</text:p>
      <text:p text:style-name="P6"/>
      <text:p text:style-name="P8">List <text:change-start text:change-id="ct94451094016432"/><text:span text:style-name="T6">some of the </text:span>useful keyboard shortcuts <text:span text:style-name="T6">in </text:span><text:change-end text:change-id="ct94451094016432"/>CLion<text:change text:change-id="ct94451094656400"/>:</text:p>
      <text:p text:style-name="P6"><text:tab/>Shift F9 = Debug</text:p>
      <text:p text:style-name="P8"><text:s text:c="6"/><text:tab/>Ctrl F8 = <text:change-start text:change-id="ct94451094626064"/>Toggle <text:change-end text:change-id="ct94451094626064"/>Breakpoint<text:change text:change-id="ct94451090520496"/> </text:p>
      <text:p text:style-name="P6"><text:s text:c="6"/><text:tab/>F8 = Step Over</text:p>
      <text:p text:style-name="P6"><text:s text:c="6"/><text:tab/>F7 = Step Into</text:p>
      <text:p text:style-name="P6"><text:s text:c="6"/><text:tab/>Shift F8 = Step Out</text:p>
      <text:p text:style-name="P6"><text:s text:c="6"/><text:tab/>Ctrl F2 = Stop Debugging</text:p>
      <text:p text:style-name="P4"/>
      <text:p text:style-name="P2"><text:span text:style-name="T3">Issue the code file GetWordAt.C to the class. For them to step through.</text:span></text:p>
      <text:p text:style-name="P2"/>
      <text:p text:style-name="P5"><text:span text:style-name="T3">Issue the code file ToBeDebugged.C to the class. This file has code that contains logic errors that can be identified by using the debugger. </text:span></text:p>
      <text:p text:style-name="P5"/>
      <text:p text:style-name="P11"><text:change-start text:change-id="ct94451071460304"/>Back-up topic if <text:change-end text:change-id="ct94451071460304"/><text:change text:change-id="ct94451090416640"/><text:span text:style-name="T5">time allows</text:span><text:change-start text:change-id="ct94451089780032"/><text:span text:style-name="T5">: </text:span><text:change-end text:change-id="ct94451089780032"/><text:change text:change-id="ct94451094382944"/><text:change-start text:change-id="ct94451090675232"/>T<text:change-end text:change-id="ct94451090675232"/><text:change text:change-id="ct94451064981120"/><text:span text:style-name="T5">est strategies and plans</text:span><text:change-start text:change-id="ct94451094312032"/><text:span text:style-name="T5"> – </text:span>perhaps homework on this or a handout?<text:change-end text:change-id="ct94451094312032"/><text:change text:change-id="ct94451089782272"/><text:change text:change-id="ct9445109016385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06:27:25.637941439</meta:creation-date>
    <dc:date>2020-01-20T07:33:43.200145407</dc:date>
    <meta:editing-duration>PT8M36S</meta:editing-duration>
    <meta:editing-cycles>1</meta:editing-cycles>
    <meta:document-statistic meta:table-count="0" meta:image-count="0" meta:object-count="0" meta:page-count="1" meta:paragraph-count="34" meta:word-count="240" meta:character-count="1443" meta:non-whitespace-character-count="1168"/>
    <meta:generator>LibreOffice/6.3.4.2$Linux_X86_64 LibreOffice_project/30$Build-2</meta:generator>
  </office:meta>
</office:document-meta>
</file>